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adea" svg:font-family="Caladea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/>
      <style:text-properties style:font-name="Caladea" fo:font-size="16pt" style:font-size-asian="16pt" style:font-size-complex="16pt"/>
    </style:style>
    <style:style style:name="P2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/>
      <style:text-properties fo:color="#000000" style:font-name="Caladea" fo:font-size="16pt" style:font-size-asian="16pt" style:font-size-complex="16pt"/>
    </style:style>
    <style:style style:name="P3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/>
      <style:text-properties style:font-name="Caladea" fo:font-size="16pt" style:font-size-asian="16pt" style:font-size-complex="16pt"/>
    </style:style>
    <style:style style:name="T1" style:family="text">
      <style:text-properties officeooo:rsid="001281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2">6 * 5 =</text:p>
      <text:p text:style-name="P2">5 * 3 =</text:p>
      <text:p text:style-name="P2">4 * 9 =</text:p>
      <text:p text:style-name="P2">7 * 7 =</text:p>
      <text:p text:style-name="P2">7 * 5 =</text:p>
      <text:p text:style-name="P2">7 * 6 =</text:p>
      <text:p text:style-name="P2">2 * 6 =</text:p>
      <text:p text:style-name="P2">9 * 6 =</text:p>
      <text:p text:style-name="P2">6 * 4 =</text:p>
      <text:p text:style-name="P2">5 * 5 =</text:p>
      <text:p text:style-name="P2">6 * 3 =</text:p>
      <text:p text:style-name="P2">4 * 5 =</text:p>
      <text:p text:style-name="P2">5 * 8 =</text:p>
      <text:p text:style-name="P2">5 * 9 =</text:p>
      <text:p text:style-name="P2">4 * 6 =</text:p>
      <text:p text:style-name="P2">5 * 2 =</text:p>
      <text:p text:style-name="P2">3 * 5 =</text:p>
      <text:p text:style-name="P2">8 * 6 =</text:p>
      <text:p text:style-name="P1"/>
      <text:p text:style-name="P2">5 * 5 =</text:p>
      <text:p text:style-name="P2">4 * 9 =</text:p>
      <text:p text:style-name="P2">5 * 2 =</text:p>
      <text:p text:style-name="P2">5 * 9 =</text:p>
      <text:p text:style-name="P2">6 * 4 =</text:p>
      <text:p text:style-name="P2">6 * 5 =</text:p>
      <text:p text:style-name="P2">5 * 3 =</text:p>
      <text:p text:style-name="P2">4 * 6 =</text:p>
      <text:p text:style-name="P2">8 * 6 =</text:p>
      <text:p text:style-name="P2">3 * 5 =</text:p>
      <text:p text:style-name="P2">7 * 6 =</text:p>
      <text:p text:style-name="P2">2 * 6 =</text:p>
      <text:p text:style-name="P2">9 * 6 =</text:p>
      <text:p text:style-name="P2">6 * 3 =</text:p>
      <text:p text:style-name="P2">5 * 8 =</text:p>
      <text:p text:style-name="P2">4 * 5 =</text:p>
      <text:p text:style-name="P2">7 * 5 =</text:p>
      <text:p text:style-name="P2">7 * 7 =</text:p>
      <text:p text:style-name="P1"/>
      <text:p text:style-name="P2">--- ---</text:p>
      <text:p text:style-name="P2">5 * 9 =</text:p>
      <text:p text:style-name="P2">7 * 5 =</text:p>
      <text:p text:style-name="P2">5 * 2 =</text:p>
      <text:p text:style-name="P2">7 * 7 =</text:p>
      <text:p text:style-name="P2">4 * 6 =</text:p>
      <text:p text:style-name="P2">6 * 4 =</text:p>
      <text:p text:style-name="P2">3 * 5 =</text:p>
      <text:p text:style-name="P2">6 * 5 =</text:p>
      <text:p text:style-name="P2">2 * 6 =</text:p>
      <text:p text:style-name="P2">5 * 5 =</text:p>
      <text:p text:style-name="P2">4 * 5 =</text:p>
      <text:p text:style-name="P2">6 * 3 =</text:p>
      <text:p text:style-name="P2">7 * 6 =</text:p>
      <text:p text:style-name="P2">4 * 9 =</text:p>
      <text:p text:style-name="P2">9 * 6 =</text:p>
      <text:p text:style-name="P2">8 * 6 =</text:p>
      <text:p text:style-name="P2">5 * 8 =</text:p>
      <text:p text:style-name="P2">5 * 3 =</text:p>
      <text:p text:style-name="P1"/>
      <text:p text:style-name="P2">--- ---</text:p>
      <text:p text:style-name="P2">4 * 5 =</text:p>
      <text:p text:style-name="P2">3 * 5 =</text:p>
      <text:p text:style-name="P2">5 * 8 =</text:p>
      <text:p text:style-name="P2">7 * 5 =</text:p>
      <text:p text:style-name="P2">5 * 3 =</text:p>
      <text:p text:style-name="P2">8 * 6 =</text:p>
      <text:p text:style-name="P2">6 * 4 =</text:p>
      <text:p text:style-name="P2">5 * 9 =</text:p>
      <text:p text:style-name="P2">6 * 3 =</text:p>
      <text:p text:style-name="P2">7 * 7 =</text:p>
      <text:p text:style-name="P2">9 * 6 =</text:p>
      <text:p text:style-name="P2">2 * 6 =</text:p>
      <text:p text:style-name="P2">7 * 6 =</text:p>
      <text:p text:style-name="P2">5 * 5 =</text:p>
      <text:p text:style-name="P2">6 * 5 =</text:p>
      <text:p text:style-name="P2">4 * 9 =</text:p>
      <text:p text:style-name="P2">4 * 6 =</text:p>
      <text:p text:style-name="P2">5 * 2 =</text:p>
      <text:p text:style-name="P1"/>
      <text:p text:style-name="P2">--- ---</text:p>
      <text:p text:style-name="P2">4 * 9 =</text:p>
      <text:p text:style-name="P2">5 * 2 =</text:p>
      <text:p text:style-name="P2">4 * 6 =</text:p>
      <text:p text:style-name="P2">8 * 6 =</text:p>
      <text:p text:style-name="P2">5 * 3 =</text:p>
      <text:p text:style-name="P2">5 * 8 =</text:p>
      <text:p text:style-name="P2">6 * 4 =</text:p>
      <text:p text:style-name="P2">5 * 9 =</text:p>
      <text:p text:style-name="P2">7 * 5 =</text:p>
      <text:p text:style-name="P2">2 * 6 =</text:p>
      <text:p text:style-name="P2">9 * 6 =</text:p>
      <text:p text:style-name="P2">7 * 7 =</text:p>
      <text:p text:style-name="P2">6 * 3 =</text:p>
      <text:p text:style-name="P2">3 * 5 =</text:p>
      <text:p text:style-name="P2">5 * 5 =</text:p>
      <text:p text:style-name="P2">4 * 5 =</text:p>
      <text:p text:style-name="P2">7 * 6 =</text:p>
      <text:p text:style-name="P2">6 * 5 =</text:p>
      <text:p text:style-name="P1"/>
      <text:p text:style-name="P2">--- ---</text:p>
      <text:p text:style-name="P2">4 * 9 =</text:p>
      <text:p text:style-name="P2">8 * 6 =</text:p>
      <text:p text:style-name="P2">5 * 5 =</text:p>
      <text:p text:style-name="P2">5 * 3 =</text:p>
      <text:p text:style-name="P2">7 * 7 =</text:p>
      <text:p text:style-name="P2">7 * 5 =</text:p>
      <text:p text:style-name="P2">6 * 4 =</text:p>
      <text:p text:style-name="P2">9 * 6 =</text:p>
      <text:p text:style-name="P2">6 * 3 =</text:p>
      <text:p text:style-name="P2">6 * 5 =</text:p>
      <text:p text:style-name="P2">7 * 6 =</text:p>
      <text:p text:style-name="P2">2 * 6 =</text:p>
      <text:p text:style-name="P2">5 * 8 =</text:p>
      <text:p text:style-name="P2">5 * 2 =</text:p>
      <text:p text:style-name="P2">4 * 5 =</text:p>
      <text:p text:style-name="P2">3 * 5 =</text:p>
      <text:p text:style-name="P2">5 * 9 =</text:p>
      <text:p text:style-name="P2">4 * 6 =</text:p>
      <text:p text:style-name="P1"/>
      <text:p text:style-name="P2">--- ---</text:p>
      <text:p text:style-name="P2">4 * 5 =</text:p>
      <text:p text:style-name="P2">6 * 4 =</text:p>
      <text:p text:style-name="P2">5 * 3 =</text:p>
      <text:p text:style-name="P2">7 * 6 =</text:p>
      <text:p text:style-name="P2">9 * 6 =</text:p>
      <text:p text:style-name="P2">2 * 6 =</text:p>
      <text:p text:style-name="P2">5 * 5 =</text:p>
      <text:p text:style-name="P2">7 * 5 =</text:p>
      <text:p text:style-name="P2">6 * 5 =</text:p>
      <text:p text:style-name="P2">8 * 6 =</text:p>
      <text:p text:style-name="P2">5 * 2 =</text:p>
      <text:p text:style-name="P2">5 * 8 =</text:p>
      <text:p text:style-name="P2">5 * 9 =</text:p>
      <text:p text:style-name="P2">3 * 5 =</text:p>
      <text:p text:style-name="P2">4 * 6 =</text:p>
      <text:p text:style-name="P2">7 * 7 =</text:p>
      <text:p text:style-name="P2">6 * 3 =</text:p>
      <text:p text:style-name="P2">4 * 9 =</text:p>
      <text:p text:style-name="P1"/>
      <text:p text:style-name="P2">--- ---</text:p>
      <text:p text:style-name="P2">5 * 9 =</text:p>
      <text:p text:style-name="P2">5 * 8 =</text:p>
      <text:p text:style-name="P2">7 * 7 =</text:p>
      <text:p text:style-name="P2">2 * 6 =</text:p>
      <text:p text:style-name="P2">7 * 5 =</text:p>
      <text:p text:style-name="P2">6 * 3 =</text:p>
      <text:p text:style-name="P2">6 * 5 =</text:p>
      <text:p text:style-name="P2">8 * 6 =</text:p>
      <text:p text:style-name="P2">4 * 9 =</text:p>
      <text:p text:style-name="P2">3 * 5 =</text:p>
      <text:p text:style-name="P2">6 * 4 =</text:p>
      <text:p text:style-name="P2">5 * 3 =</text:p>
      <text:p text:style-name="P2">7 * 6 =</text:p>
      <text:p text:style-name="P2">9 * 6 =</text:p>
      <text:p text:style-name="P2">4 * 6 =</text:p>
      <text:p text:style-name="P2">5 * 2 =</text:p>
      <text:p text:style-name="P2">4 * 5 =</text:p>
      <text:p text:style-name="P2">5 * 5 =</text:p>
      <text:p text:style-name="P2"/>
      <text:p text:style-name="P2"/>
      <text:p text:style-name="P1"><text:soft-page-break/>6 * 3 =</text:p>
      <text:p text:style-name="P1">7 * 7 =</text:p>
      <text:p text:style-name="P1">5 * 5 =</text:p>
      <text:p text:style-name="P1">2 * 6 =</text:p>
      <text:p text:style-name="P1">6 * 5 =</text:p>
      <text:p text:style-name="P1">4 * 6 =</text:p>
      <text:p text:style-name="P1">5 * 3 =</text:p>
      <text:p text:style-name="P1">8 * 6 =</text:p>
      <text:p text:style-name="P1">7 * 5 =</text:p>
      <text:p text:style-name="P1">4 * 9 =</text:p>
      <text:p text:style-name="P1">6 * 4 =</text:p>
      <text:p text:style-name="P1">9 * 6 =</text:p>
      <text:p text:style-name="P1">7 * 6 =</text:p>
      <text:p text:style-name="P1">5 * 8 =</text:p>
      <text:p text:style-name="P1">5 * 9 =</text:p>
      <text:p text:style-name="P1">3 * 5 =</text:p>
      <text:p text:style-name="P1">5 * 2 =</text:p>
      <text:p text:style-name="P1">4 * 5 =</text:p>
      <text:p text:style-name="P1"/>
      <text:p text:style-name="P1">--- ---</text:p>
      <text:p text:style-name="P1">4 * 9 =</text:p>
      <text:p text:style-name="P1">5 * 2 =</text:p>
      <text:p text:style-name="P1">6 * 3 =</text:p>
      <text:p text:style-name="P1">6 * 5 =</text:p>
      <text:p text:style-name="P1">7 * 6 =</text:p>
      <text:p text:style-name="P1">7 * 7 =</text:p>
      <text:p text:style-name="P1">8 * 6 =</text:p>
      <text:p text:style-name="P1">5 * 3 =</text:p>
      <text:p text:style-name="P1">5 * 9 =</text:p>
      <text:p text:style-name="P1">3 * 5 =</text:p>
      <text:p text:style-name="P1">7 * 5 =</text:p>
      <text:p text:style-name="P1">5 * 5 =</text:p>
      <text:p text:style-name="P1">4 * 6 =</text:p>
      <text:p text:style-name="P1">4 * 5 =</text:p>
      <text:p text:style-name="P1">6 * 4 =</text:p>
      <text:p text:style-name="P1">2 * 6 =</text:p>
      <text:p text:style-name="P1">5 * 8 =</text:p>
      <text:p text:style-name="P1">9 * 6 =</text:p>
      <text:p text:style-name="P1"/>
      <text:p text:style-name="P1">--- ---</text:p>
      <text:p text:style-name="P1">7 * 6 =</text:p>
      <text:p text:style-name="P1">9 * 6 =</text:p>
      <text:p text:style-name="P1">7 * 5 =</text:p>
      <text:p text:style-name="P1">6 * 3 =</text:p>
      <text:p text:style-name="P1">4 * 9 =</text:p>
      <text:p text:style-name="P1">5 * 3 =</text:p>
      <text:p text:style-name="P1">8 * 6 =</text:p>
      <text:p text:style-name="P1">5 * 5 =</text:p>
      <text:p text:style-name="P1">5 * 2 =</text:p>
      <text:p text:style-name="P1">3 * 5 =</text:p>
      <text:p text:style-name="P1">4 * 6 =</text:p>
      <text:p text:style-name="P1">6 * 4 =</text:p>
      <text:p text:style-name="P1">6 * 5 =</text:p>
      <text:p text:style-name="P1">2 * 6 =</text:p>
      <text:p text:style-name="P1">5 * 8 =</text:p>
      <text:p text:style-name="P1">4 * 5 =</text:p>
      <text:p text:style-name="P1">7 * 7 =</text:p>
      <text:p text:style-name="P1">5 * 9 =</text:p>
      <text:p text:style-name="P1"/>
      <text:p text:style-name="P1">--- ---</text:p>
      <text:p text:style-name="P1">7 * 7 =</text:p>
      <text:p text:style-name="P1">4 * 9 =</text:p>
      <text:p text:style-name="P1">6 * 5 =</text:p>
      <text:p text:style-name="P1">8 * 6 =</text:p>
      <text:p text:style-name="P1">5 * 9 =</text:p>
      <text:p text:style-name="P1">4 * 5 =</text:p>
      <text:p text:style-name="P1">5 * 2 =</text:p>
      <text:p text:style-name="P1">7 * 5 =</text:p>
      <text:p text:style-name="P1">4 * 6 =</text:p>
      <text:p text:style-name="P1">5 * 5 =</text:p>
      <text:p text:style-name="P1">7 * 6 =</text:p>
      <text:p text:style-name="P1">9 * 6 =</text:p>
      <text:p text:style-name="P1">3 * 5 =</text:p>
      <text:p text:style-name="P1">5 * 8 =</text:p>
      <text:p text:style-name="P1">5 * 3 =</text:p>
      <text:p text:style-name="P1">6 * 3 =</text:p>
      <text:p text:style-name="P1">6 * 4 =</text:p>
      <text:p text:style-name="P1">2 * 6 =</text:p>
      <text:p text:style-name="P1"/>
      <text:p text:style-name="P1">--- ---</text:p>
      <text:p text:style-name="P1">8 * 6 =</text:p>
      <text:p text:style-name="P1">5 * 5 =</text:p>
      <text:p text:style-name="P1">6 * 3 =</text:p>
      <text:p text:style-name="P1">4 * 9 =</text:p>
      <text:p text:style-name="P1">4 * 5 =</text:p>
      <text:p text:style-name="P1">7 * 6 =</text:p>
      <text:p text:style-name="P1">5 * 2 =</text:p>
      <text:p text:style-name="P1">2 * 6 =</text:p>
      <text:p text:style-name="P1">5 * 3 =</text:p>
      <text:p text:style-name="P1">6 * 4 =</text:p>
      <text:p text:style-name="P1">3 * 5 =</text:p>
      <text:p text:style-name="P1">7 * 5 =</text:p>
      <text:p text:style-name="P1">5 * 9 =</text:p>
      <text:p text:style-name="P1">9 * 6 =</text:p>
      <text:p text:style-name="P1">6 * 5 =</text:p>
      <text:p text:style-name="P1">7 * 7 =</text:p>
      <text:p text:style-name="P1">4 * 6 =</text:p>
      <text:p text:style-name="P1">5 * 8 =</text:p>
      <text:p text:style-name="P1"/>
      <text:p text:style-name="P1">--- ---</text:p>
      <text:p text:style-name="P1">5 * 9 =</text:p>
      <text:p text:style-name="P1">6 * 3 =</text:p>
      <text:p text:style-name="P1">5 * 8 =</text:p>
      <text:p text:style-name="P1">2 * 6 =</text:p>
      <text:p text:style-name="P1">5 * 3 =</text:p>
      <text:p text:style-name="P1">5 * 5 =</text:p>
      <text:p text:style-name="P1">4 * 5 =</text:p>
      <text:p text:style-name="P1">7 * 5 =</text:p>
      <text:p text:style-name="P1">6 * 4 =</text:p>
      <text:p text:style-name="P1">3 * 5 =</text:p>
      <text:p text:style-name="P1">8 * 6 =</text:p>
      <text:p text:style-name="P1">4 * 6 =</text:p>
      <text:p text:style-name="P1">7 * 7 =</text:p>
      <text:p text:style-name="P1">9 * 6 =</text:p>
      <text:p text:style-name="P1">4 * 9 =</text:p>
      <text:p text:style-name="P1">6 * 5 =</text:p>
      <text:p text:style-name="P1">5 * 2 =</text:p>
      <text:p text:style-name="P1">7 * 6 =</text:p>
      <text:p text:style-name="P1"/>
      <text:p text:style-name="P1">--- ---</text:p>
      <text:p text:style-name="P1">5 * 3 =</text:p>
      <text:p text:style-name="P1">7 * 7 =</text:p>
      <text:p text:style-name="P1">5 * 2 =</text:p>
      <text:p text:style-name="P1">6 * 4 =</text:p>
      <text:p text:style-name="P1">4 * 9 =</text:p>
      <text:p text:style-name="P1">4 * 5 =</text:p>
      <text:p text:style-name="P1">6 * 5 =</text:p>
      <text:p text:style-name="P1">7 * 5 =</text:p>
      <text:p text:style-name="P1">4 * 6 =</text:p>
      <text:p text:style-name="P1">9 * 6 =</text:p>
      <text:p text:style-name="P1">2 * 6 =</text:p>
      <text:p text:style-name="P1">5 * 8 =</text:p>
      <text:p text:style-name="P1">5 * 5 =</text:p>
      <text:p text:style-name="P1">6 * 3 =</text:p>
      <text:p text:style-name="P1">7 * 6 =</text:p>
      <text:p text:style-name="P1">3 * 5 =</text:p>
      <text:p text:style-name="P1">8 * 6 =</text:p>
      <text:p text:style-name="P1">5 * 9 =</text:p>
      <text:p text:style-name="P1"/>
      <text:p text:style-name="P1">--- ---</text:p>
      <text:p text:style-name="P1">7 * 6 =</text:p>
      <text:p text:style-name="P1">7 * 5 =</text:p>
      <text:p text:style-name="P1">5 * 2 =</text:p>
      <text:p text:style-name="P1">6 * 3 =</text:p>
      <text:p text:style-name="P1">6 * 4 =</text:p>
      <text:p text:style-name="P1">8 * 6 =</text:p>
      <text:p text:style-name="P1">4 * 9 =</text:p>
      <text:p text:style-name="P1">2 * 6 =</text:p>
      <text:p text:style-name="P1">5 * 3 =</text:p>
      <text:p text:style-name="P1">7 * 7 =</text:p>
      <text:p text:style-name="P1">4 * 5 =</text:p>
      <text:p text:style-name="P1">6 * 5 =</text:p>
      <text:p text:style-name="P1">5 * 5 =</text:p>
      <text:p text:style-name="P1">3 * 5 =</text:p>
      <text:p text:style-name="P1">5 * 8 =</text:p>
      <text:p text:style-name="P1">5 * 9 =</text:p>
      <text:p text:style-name="P1">4 * 6 =</text:p>
      <text:p text:style-name="P1">9 * 6 =</text:p>
      <text:p text:style-name="P1"/>
      <text:p text:style-name="P1">--- ---</text:p>
      <text:p text:style-name="P1"><text:soft-page-break/>3 * 7 =</text:p>
      <text:p text:style-name="P1">7 * 5 =</text:p>
      <text:p text:style-name="P1">6 * 7 =</text:p>
      <text:p text:style-name="P1">8 * 7 =</text:p>
      <text:p text:style-name="P1">7 * 6 =</text:p>
      <text:p text:style-name="P1">2 * 7 =</text:p>
      <text:p text:style-name="P1">7 * 7 =</text:p>
      <text:p text:style-name="P1">7 * 4 =</text:p>
      <text:p text:style-name="P1">4 * 7 =</text:p>
      <text:p text:style-name="P1">4 * 9 =</text:p>
      <text:p text:style-name="P1">7 * 8 =</text:p>
      <text:p text:style-name="P1">9 * 7 =</text:p>
      <text:p text:style-name="P1">5 * 7 =</text:p>
      <text:p text:style-name="P1">7 * 2 =</text:p>
      <text:p text:style-name="P1">7 * 9 =</text:p>
      <text:p text:style-name="P1">7 * 8 =</text:p>
      <text:p text:style-name="P1">7 * 3 =</text:p>
      <text:p text:style-name="P1">6 * 9 =</text:p>
      <text:p text:style-name="P1"/>
      <text:p text:style-name="P1">--- ---</text:p>
      <text:p text:style-name="P1">7 * 9 =</text:p>
      <text:p text:style-name="P1">7 * 6 =</text:p>
      <text:p text:style-name="P1">7 * 2 =</text:p>
      <text:p text:style-name="P1">2 * 7 =</text:p>
      <text:p text:style-name="P1">7 * 3 =</text:p>
      <text:p text:style-name="P1">4 * 7 =</text:p>
      <text:p text:style-name="P1">7 * 5 =</text:p>
      <text:p text:style-name="P1">7 * 8 =</text:p>
      <text:p text:style-name="P1">7 * 4 =</text:p>
      <text:p text:style-name="P1">3 * 7 =</text:p>
      <text:p text:style-name="P1">7 * 8 =</text:p>
      <text:p text:style-name="P1">4 * 9 =</text:p>
      <text:p text:style-name="P1">9 * 7 =</text:p>
      <text:p text:style-name="P1">5 * 7 =</text:p>
      <text:p text:style-name="P1">8 * 7 =</text:p>
      <text:p text:style-name="P1">7 * 7 =</text:p>
      <text:p text:style-name="P1">6 * 7 =</text:p>
      <text:p text:style-name="P1">6 * 9 =</text:p>
      <text:p text:style-name="P1"/>
      <text:p text:style-name="P1">--- ---</text:p>
      <text:p text:style-name="P1">7 * 8 =</text:p>
      <text:p text:style-name="P1">7 * 3 =</text:p>
      <text:p text:style-name="P1">6 * 9 =</text:p>
      <text:p text:style-name="P1">7 * 9 =</text:p>
      <text:p text:style-name="P1">7 * 5 =</text:p>
      <text:p text:style-name="P1">8 * 7 =</text:p>
      <text:p text:style-name="P1">7 * 2 =</text:p>
      <text:p text:style-name="P1">4 * 7 =</text:p>
      <text:p text:style-name="P1">3 * 7 =</text:p>
      <text:p text:style-name="P1">7 * 8 =</text:p>
      <text:p text:style-name="P1">9 * 7 =</text:p>
      <text:p text:style-name="P1">4 * 9 =</text:p>
      <text:p text:style-name="P1">7 * 6 =</text:p>
      <text:p text:style-name="P1">7 * 7 =</text:p>
      <text:p text:style-name="P1">5 * 7 =</text:p>
      <text:p text:style-name="P1">2 * 7 =</text:p>
      <text:p text:style-name="P1">6 * 7 =</text:p>
      <text:p text:style-name="P1">7 * 4 =</text:p>
      <text:p text:style-name="P1"/>
      <text:p text:style-name="P1">--- ---</text:p>
      <text:p text:style-name="P1">7 * 8 =</text:p>
      <text:p text:style-name="P1">7 * 9 =</text:p>
      <text:p text:style-name="P1">3 * 7 =</text:p>
      <text:p text:style-name="P1">9 * 7 =</text:p>
      <text:p text:style-name="P1">7 * 4 =</text:p>
      <text:p text:style-name="P1">2 * 7 =</text:p>
      <text:p text:style-name="P1">6 * 7 =</text:p>
      <text:p text:style-name="P1">5 * 7 =</text:p>
      <text:p text:style-name="P1">7 * 5 =</text:p>
      <text:p text:style-name="P1">4 * 9 =</text:p>
      <text:p text:style-name="P1">7 * 3 =</text:p>
      <text:p text:style-name="P1">7 * 2 =</text:p>
      <text:p text:style-name="P1">4 * 7 =</text:p>
      <text:p text:style-name="P1">8 * 7 =</text:p>
      <text:p text:style-name="P1">6 * 9 =</text:p>
      <text:p text:style-name="P1">7 * 8 =</text:p>
      <text:p text:style-name="P1">7 * 6 =</text:p>
      <text:p text:style-name="P1">7 * 7 =</text:p>
      <text:p text:style-name="P1"/>
      <text:p text:style-name="P1">--- ---</text:p>
      <text:p text:style-name="P1">4 * 7 =</text:p>
      <text:p text:style-name="P1">2 * 7 =</text:p>
      <text:p text:style-name="P1">7 * 6 =</text:p>
      <text:p text:style-name="P1">3 * 7 =</text:p>
      <text:p text:style-name="P1">4 * 9 =</text:p>
      <text:p text:style-name="P1">5 * 7 =</text:p>
      <text:p text:style-name="P1">7 * 5 =</text:p>
      <text:p text:style-name="P1">7 * 9 =</text:p>
      <text:p text:style-name="P1">9 * 7 =</text:p>
      <text:p text:style-name="P1">7 * 2 =</text:p>
      <text:p text:style-name="P1">7 * 7 =</text:p>
      <text:p text:style-name="P1">7 * 8 =</text:p>
      <text:p text:style-name="P1">7 * 3 =</text:p>
      <text:p text:style-name="P1">7 * 8 =</text:p>
      <text:p text:style-name="P1">8 * 7 =</text:p>
      <text:p text:style-name="P1">6 * 9 =</text:p>
      <text:p text:style-name="P1">6 * 7 =</text:p>
      <text:p text:style-name="P1">7 * 4 =</text:p>
      <text:p text:style-name="P1"/>
      <text:p text:style-name="P1">--- ---</text:p>
      <text:p text:style-name="P1">7 * 7 =</text:p>
      <text:p text:style-name="P1">7 * 5 =</text:p>
      <text:p text:style-name="P1">6 * 9 =</text:p>
      <text:p text:style-name="P1">2 * 7 =</text:p>
      <text:p text:style-name="P1">9 * 7 =</text:p>
      <text:p text:style-name="P1">7 * 8 =</text:p>
      <text:p text:style-name="P1">7 * 3 =</text:p>
      <text:p text:style-name="P1">7 * 6 =</text:p>
      <text:p text:style-name="P1">5 * 7 =</text:p>
      <text:p text:style-name="P1">7 * 8 =</text:p>
      <text:p text:style-name="P1">7 * 9 =</text:p>
      <text:p text:style-name="P1">8 * 7 =</text:p>
      <text:p text:style-name="P1">6 * 7 =</text:p>
      <text:p text:style-name="P1">4 * 7 =</text:p>
      <text:p text:style-name="P1">7 * 2 =</text:p>
      <text:p text:style-name="P1">7 * 4 =</text:p>
      <text:p text:style-name="P1">4 * 9 =</text:p>
      <text:p text:style-name="P1">3 * 7 =</text:p>
      <text:p text:style-name="P1"/>
      <text:p text:style-name="P1">--- ---</text:p>
      <text:p text:style-name="P1">7 * 7 =</text:p>
      <text:p text:style-name="P1">6 * 7 =</text:p>
      <text:p text:style-name="P1">7 * 4 =</text:p>
      <text:p text:style-name="P1">8 * 7 =</text:p>
      <text:p text:style-name="P1">3 * 7 =</text:p>
      <text:p text:style-name="P1">4 * 9 =</text:p>
      <text:p text:style-name="P1">7 * 2 =</text:p>
      <text:p text:style-name="P1">7 * 6 =</text:p>
      <text:p text:style-name="P1">9 * 7 =</text:p>
      <text:p text:style-name="P1">2 * 7 =</text:p>
      <text:p text:style-name="P1">7 * 3 =</text:p>
      <text:p text:style-name="P1">7 * 8 =</text:p>
      <text:p text:style-name="P1">4 * 7 =</text:p>
      <text:p text:style-name="P1">7 * 8 =</text:p>
      <text:p text:style-name="P1">5 * 7 =</text:p>
      <text:p text:style-name="P1">7 * 5 =</text:p>
      <text:p text:style-name="P1">6 * 9 =</text:p>
      <text:p text:style-name="P1">7 * 9 =</text:p>
      <text:p text:style-name="P1"/>
      <text:p text:style-name="P1">--- ---</text:p>
      <text:p text:style-name="P1">7 * 3 =</text:p>
      <text:p text:style-name="P1">7 * 2 =</text:p>
      <text:p text:style-name="P1">5 * 7 =</text:p>
      <text:p text:style-name="P1">7 * 8 =</text:p>
      <text:p text:style-name="P1">7 * 6 =</text:p>
      <text:p text:style-name="P1">4 * 7 =</text:p>
      <text:p text:style-name="P1">8 * 7 =</text:p>
      <text:p text:style-name="P1">6 * 9 =</text:p>
      <text:p text:style-name="P1">3 * 7 =</text:p>
      <text:p text:style-name="P1">7 * 5 =</text:p>
      <text:p text:style-name="P1">9 * 7 =</text:p>
      <text:p text:style-name="P1">6 * 7 =</text:p>
      <text:p text:style-name="P1">7 * 8 =</text:p>
      <text:p text:style-name="P1">7 * 7 =</text:p>
      <text:p text:style-name="P1">2 * 7 =</text:p>
      <text:p text:style-name="P1">7 * 9 =</text:p>
      <text:p text:style-name="P1">4 * 9 =</text:p>
      <text:p text:style-name="P1">7 * 4 =</text:p>
      <text:p text:style-name="P1"/>
      <text:p text:style-name="P1">--- ---</text:p>
      <text:p text:style-name="P1"><text:soft-page-break/>3 * 8 =</text:p>
      <text:p text:style-name="P1">8 * 5 =</text:p>
      <text:p text:style-name="P1">8 * 6 =</text:p>
      <text:p text:style-name="P1">8 * 9 =</text:p>
      <text:p text:style-name="P1">7 * 8 =</text:p>
      <text:p text:style-name="P1">9 * 9 =</text:p>
      <text:p text:style-name="P1">6 * 8 =</text:p>
      <text:p text:style-name="P1">8 * 2 =</text:p>
      <text:p text:style-name="P1">8 * 8 =</text:p>
      <text:p text:style-name="P1">2 * 8 =</text:p>
      <text:p text:style-name="P1">7 * 7 =</text:p>
      <text:p text:style-name="P1">4 * 8 =</text:p>
      <text:p text:style-name="P1">8 * 7 =</text:p>
      <text:p text:style-name="P1">5 * 8 =</text:p>
      <text:p text:style-name="P1">8 * 4 =</text:p>
      <text:p text:style-name="P1">8 * 3 =</text:p>
      <text:p text:style-name="P1">9 * 8 =</text:p>
      <text:p text:style-name="P1">4 * 9 =</text:p>
      <text:p text:style-name="P1"/>
      <text:p text:style-name="P1">--- ---</text:p>
      <text:p text:style-name="P1">8 * 7 =</text:p>
      <text:p text:style-name="P1">8 * 6 =</text:p>
      <text:p text:style-name="P1">8 * 9 =</text:p>
      <text:p text:style-name="P1">2 * 8 =</text:p>
      <text:p text:style-name="P1">7 * 8 =</text:p>
      <text:p text:style-name="P1">3 * 8 =</text:p>
      <text:p text:style-name="P1">8 * 4 =</text:p>
      <text:p text:style-name="P1">9 * 9 =</text:p>
      <text:p text:style-name="P1">8 * 3 =</text:p>
      <text:p text:style-name="P1">8 * 8 =</text:p>
      <text:p text:style-name="P1">6 * 8 =</text:p>
      <text:p text:style-name="P1">8 * 5 =</text:p>
      <text:p text:style-name="P1">4 * 8 =</text:p>
      <text:p text:style-name="P1">7 * 7 =</text:p>
      <text:p text:style-name="P1">4 * 9 =</text:p>
      <text:p text:style-name="P1">8 * 2 =</text:p>
      <text:p text:style-name="P1">5 * 8 =</text:p>
      <text:p text:style-name="P1">9 * 8 =</text:p>
      <text:p text:style-name="P1"/>
      <text:p text:style-name="P1">--- ---</text:p>
      <text:p text:style-name="P1">7 * 8 =</text:p>
      <text:p text:style-name="P1">8 * 6 =</text:p>
      <text:p text:style-name="P1">6 * 8 =</text:p>
      <text:p text:style-name="P1">7 * 7 =</text:p>
      <text:p text:style-name="P1">9 * 8 =</text:p>
      <text:p text:style-name="P1">8 * 3 =</text:p>
      <text:p text:style-name="P1">8 * 2 =</text:p>
      <text:p text:style-name="P1">5 * 8 =</text:p>
      <text:p text:style-name="P1">8 * 7 =</text:p>
      <text:p text:style-name="P1">8 * 9 =</text:p>
      <text:p text:style-name="P1">4 * 8 =</text:p>
      <text:p text:style-name="P1">3 * 8 =</text:p>
      <text:p text:style-name="P1">8 * 8 =</text:p>
      <text:p text:style-name="P1">2 * 8 =</text:p>
      <text:p text:style-name="P1">8 * 4 =</text:p>
      <text:p text:style-name="P1">4 * 9 =</text:p>
      <text:p text:style-name="P1">9 * 9 =</text:p>
      <text:p text:style-name="P1">8 * 5 =</text:p>
      <text:p text:style-name="P1"/>
      <text:p text:style-name="P1">--- ---</text:p>
      <text:p text:style-name="P1">8 * 7 =</text:p>
      <text:p text:style-name="P1">4 * 8 =</text:p>
      <text:p text:style-name="P1">8 * 3 =</text:p>
      <text:p text:style-name="P1">7 * 8 =</text:p>
      <text:p text:style-name="P1">8 * 2 =</text:p>
      <text:p text:style-name="P1">9 * 8 =</text:p>
      <text:p text:style-name="P1">8 * 4 =</text:p>
      <text:p text:style-name="P1">8 * 6 =</text:p>
      <text:p text:style-name="P1">7 * 7 =</text:p>
      <text:p text:style-name="P1">6 * 8 =</text:p>
      <text:p text:style-name="P1">8 * 9 =</text:p>
      <text:p text:style-name="P1">8 * 8 =</text:p>
      <text:p text:style-name="P1">4 * 9 =</text:p>
      <text:p text:style-name="P1">2 * 8 =</text:p>
      <text:p text:style-name="P1">5 * 8 =</text:p>
      <text:p text:style-name="P1">9 * 9 =</text:p>
      <text:p text:style-name="P1">3 * 8 =</text:p>
      <text:p text:style-name="P1">8 * 5 =</text:p>
      <text:p text:style-name="P1"/>
      <text:p text:style-name="P1">--- ---</text:p>
      <text:p text:style-name="P1">8 * 5 =</text:p>
      <text:p text:style-name="P1">2 * 8 =</text:p>
      <text:p text:style-name="P1">8 * 8 =</text:p>
      <text:p text:style-name="P1">9 * 9 =</text:p>
      <text:p text:style-name="P1">9 * 8 =</text:p>
      <text:p text:style-name="P1">4 * 9 =</text:p>
      <text:p text:style-name="P1">4 * 8 =</text:p>
      <text:p text:style-name="P1">7 * 7 =</text:p>
      <text:p text:style-name="P1">8 * 4 =</text:p>
      <text:p text:style-name="P1">8 * 2 =</text:p>
      <text:p text:style-name="P1">8 * 6 =</text:p>
      <text:p text:style-name="P1">8 * 7 =</text:p>
      <text:p text:style-name="P1">3 * 8 =</text:p>
      <text:p text:style-name="P1">8 * 9 =</text:p>
      <text:p text:style-name="P1">7 * 8 =</text:p>
      <text:p text:style-name="P1">6 * 8 =</text:p>
      <text:p text:style-name="P1">5 * 8 =</text:p>
      <text:p text:style-name="P1">8 * 3 =</text:p>
      <text:p text:style-name="P1"/>
      <text:p text:style-name="P1">--- ---</text:p>
      <text:p text:style-name="P1">8 * 3 =</text:p>
      <text:p text:style-name="P1">8 * 5 =</text:p>
      <text:p text:style-name="P1">3 * 8 =</text:p>
      <text:p text:style-name="P1">8 * 9 =</text:p>
      <text:p text:style-name="P1">7 * 7 =</text:p>
      <text:p text:style-name="P1">8 * 8 =</text:p>
      <text:p text:style-name="P1">8 * 6 =</text:p>
      <text:p text:style-name="P1">8 * 7 =</text:p>
      <text:p text:style-name="P1">9 * 9 =</text:p>
      <text:p text:style-name="P1">5 * 8 =</text:p>
      <text:p text:style-name="P1">4 * 8 =</text:p>
      <text:p text:style-name="P1">8 * 2 =</text:p>
      <text:p text:style-name="P1">8 * 4 =</text:p>
      <text:p text:style-name="P1">4 * 9 =</text:p>
      <text:p text:style-name="P1">2 * 8 =</text:p>
      <text:p text:style-name="P1">7 * 8 =</text:p>
      <text:p text:style-name="P1">9 * 8 =</text:p>
      <text:p text:style-name="P1">6 * 8 =</text:p>
      <text:p text:style-name="P1"/>
      <text:p text:style-name="P1">--- ---</text:p>
      <text:p text:style-name="P1">9 * 9 =</text:p>
      <text:p text:style-name="P1">7 * 7 =</text:p>
      <text:p text:style-name="P1">3 * 8 =</text:p>
      <text:p text:style-name="P1">4 * 8 =</text:p>
      <text:p text:style-name="P1">8 * 6 =</text:p>
      <text:p text:style-name="P1">8 * 7 =</text:p>
      <text:p text:style-name="P1">2 * 8 =</text:p>
      <text:p text:style-name="P1">8 * 3 =</text:p>
      <text:p text:style-name="P1">8 * 9 =</text:p>
      <text:p text:style-name="P1">8 * 8 =</text:p>
      <text:p text:style-name="P1">4 * 9 =</text:p>
      <text:p text:style-name="P1">5 * 8 =</text:p>
      <text:p text:style-name="P1">6 * 8 =</text:p>
      <text:p text:style-name="P1">8 * 2 =</text:p>
      <text:p text:style-name="P1">7 * 8 =</text:p>
      <text:p text:style-name="P1">8 * 4 =</text:p>
      <text:p text:style-name="P1">8 * 5 =</text:p>
      <text:p text:style-name="P1">9 * 8 =</text:p>
      <text:p text:style-name="P1"/>
      <text:p text:style-name="P1">--- ---</text:p>
      <text:p text:style-name="P1">6 * 8 =</text:p>
      <text:p text:style-name="P1">2 * 8 =</text:p>
      <text:p text:style-name="P1">4 * 9 =</text:p>
      <text:p text:style-name="P1">8 * 6 =</text:p>
      <text:p text:style-name="P1">8 * 4 =</text:p>
      <text:p text:style-name="P1">7 * 8 =</text:p>
      <text:p text:style-name="P1">3 * 8 =</text:p>
      <text:p text:style-name="P1">8 * 7 =</text:p>
      <text:p text:style-name="P1">9 * 9 =</text:p>
      <text:p text:style-name="P1">9 * 8 =</text:p>
      <text:p text:style-name="P1">8 * 3 =</text:p>
      <text:p text:style-name="P1">8 * 5 =</text:p>
      <text:p text:style-name="P1">8 * 9 =</text:p>
      <text:p text:style-name="P1">8 * 8 =</text:p>
      <text:p text:style-name="P1">5 * 8 =</text:p>
      <text:p text:style-name="P1">7 * 7 =</text:p>
      <text:p text:style-name="P1">4 * 8 =</text:p>
      <text:p text:style-name="P1">8 * 2 =</text:p>
      <text:p text:style-name="P1"/>
      <text:p text:style-name="P1">--- ---</text:p>
      <text:p text:style-name="P1"><text:soft-page-break/>8 * 9 =</text:p>
      <text:p text:style-name="P1">4 * 9 =</text:p>
      <text:p text:style-name="P1">9 * 2 =</text:p>
      <text:p text:style-name="P1">4 * 9 =</text:p>
      <text:p text:style-name="P1">9 * 5 =</text:p>
      <text:p text:style-name="P1">6 * 9 =</text:p>
      <text:p text:style-name="P1">9 * 4 =</text:p>
      <text:p text:style-name="P1">2 * 9 =</text:p>
      <text:p text:style-name="P1">9 * 3 =</text:p>
      <text:p text:style-name="P1">5 * 9 =</text:p>
      <text:p text:style-name="P1">3 * 9 =</text:p>
      <text:p text:style-name="P1">9 * 8 =</text:p>
      <text:p text:style-name="P1">9 * 9 =</text:p>
      <text:p text:style-name="P1">9 * 6 =</text:p>
      <text:p text:style-name="P1">8 * 7 =</text:p>
      <text:p text:style-name="P1">9 * 7 =</text:p>
      <text:p text:style-name="P1">4 * 8 =</text:p>
      <text:p text:style-name="P1">7 * 9 =</text:p>
      <text:p text:style-name="P1"/>
      <text:p text:style-name="P1">--- ---</text:p>
      <text:p text:style-name="P1">6 * 9 =</text:p>
      <text:p text:style-name="P1">9 * 8 =</text:p>
      <text:p text:style-name="P1">9 * 6 =</text:p>
      <text:p text:style-name="P1">9 * 9 =</text:p>
      <text:p text:style-name="P1">4 * 8 =</text:p>
      <text:p text:style-name="P1">2 * 9 =</text:p>
      <text:p text:style-name="P1">4 * 9 =</text:p>
      <text:p text:style-name="P1">9 * 2 =</text:p>
      <text:p text:style-name="P1">9 * 4 =</text:p>
      <text:p text:style-name="P1">9 * 7 =</text:p>
      <text:p text:style-name="P1">3 * 9 =</text:p>
      <text:p text:style-name="P1">9 * 3 =</text:p>
      <text:p text:style-name="P1">8 * 7 =</text:p>
      <text:p text:style-name="P1">8 * 9 =</text:p>
      <text:p text:style-name="P1">4 * 9 =</text:p>
      <text:p text:style-name="P1">5 * 9 =</text:p>
      <text:p text:style-name="P1">9 * 5 =</text:p>
      <text:p text:style-name="P1">7 * 9 =</text:p>
      <text:p text:style-name="P1"/>
      <text:p text:style-name="P1">--- ---</text:p>
      <text:p text:style-name="P1">9 * 5 =</text:p>
      <text:p text:style-name="P1">9 * 4 =</text:p>
      <text:p text:style-name="P1">7 * 9 =</text:p>
      <text:p text:style-name="P1">4 * 9 =</text:p>
      <text:p text:style-name="P1">9 * 7 =</text:p>
      <text:p text:style-name="P1">9 * 6 =</text:p>
      <text:p text:style-name="P1">6 * 9 =</text:p>
      <text:p text:style-name="P1">5 * 9 =</text:p>
      <text:p text:style-name="P1">2 * 9 =</text:p>
      <text:p text:style-name="P1">9 * 8 =</text:p>
      <text:p text:style-name="P1">8 * 7 =</text:p>
      <text:p text:style-name="P1">9 * 3 =</text:p>
      <text:p text:style-name="P1">9 * 2 =</text:p>
      <text:p text:style-name="P1">8 * 9 =</text:p>
      <text:p text:style-name="P1">4 * 8 =</text:p>
      <text:p text:style-name="P1">9 * 9 =</text:p>
      <text:p text:style-name="P1">3 * 9 =</text:p>
      <text:p text:style-name="P1">4 * 9 =</text:p>
      <text:p text:style-name="P1"/>
      <text:p text:style-name="P1">--- ---</text:p>
      <text:p text:style-name="P1">4 * 9 =</text:p>
      <text:p text:style-name="P1">9 * 3 =</text:p>
      <text:p text:style-name="P1">5 * 9 =</text:p>
      <text:p text:style-name="P1">7 * 9 =</text:p>
      <text:p text:style-name="P1">9 * 4 =</text:p>
      <text:p text:style-name="P1">3 * 9 =</text:p>
      <text:p text:style-name="P1">9 * 5 =</text:p>
      <text:p text:style-name="P1">9 * 7 =</text:p>
      <text:p text:style-name="P1">9 * 6 =</text:p>
      <text:p text:style-name="P1">9 * 9 =</text:p>
      <text:p text:style-name="P1">9 * 2 =</text:p>
      <text:p text:style-name="P1">8 * 7 =</text:p>
      <text:p text:style-name="P1">2 * 9 =</text:p>
      <text:p text:style-name="P1">8 * 9 =</text:p>
      <text:p text:style-name="P1">6 * 9 =</text:p>
      <text:p text:style-name="P1">9 * 8 =</text:p>
      <text:p text:style-name="P1">4 * 9 =</text:p>
      <text:p text:style-name="P1">4 * 8 =</text:p>
      <text:p text:style-name="P1"/>
      <text:p text:style-name="P1">--- ---</text:p>
      <text:p text:style-name="P1">8 * 7 =</text:p>
      <text:p text:style-name="P1">4 * 9 =</text:p>
      <text:p text:style-name="P1">4 * 8 =</text:p>
      <text:p text:style-name="P1">9 * 3 =</text:p>
      <text:p text:style-name="P1">6 * 9 =</text:p>
      <text:p text:style-name="P1">9 * 7 =</text:p>
      <text:p text:style-name="P1">7 * 9 =</text:p>
      <text:p text:style-name="P1">5 * 9 =</text:p>
      <text:p text:style-name="P1">9 * 6 =</text:p>
      <text:p text:style-name="P1">9 * 9 =</text:p>
      <text:p text:style-name="P1">9 * 8 =</text:p>
      <text:p text:style-name="P1">3 * 9 =</text:p>
      <text:p text:style-name="P1">9 * 5 =</text:p>
      <text:p text:style-name="P1">9 * 2 =</text:p>
      <text:p text:style-name="P1">2 * 9 =</text:p>
      <text:p text:style-name="P1">4 * 9 =</text:p>
      <text:p text:style-name="P1">8 * 9 =</text:p>
      <text:p text:style-name="P1">9 * 4 =</text:p>
      <text:p text:style-name="P1"/>
      <text:p text:style-name="P1">--- ---</text:p>
      <text:p text:style-name="P1">3 * 9 =</text:p>
      <text:p text:style-name="P1">9 * 6 =</text:p>
      <text:p text:style-name="P1">7 * 9 =</text:p>
      <text:p text:style-name="P1">4 * 9 =</text:p>
      <text:p text:style-name="P1">9 * 2 =</text:p>
      <text:p text:style-name="P1">6 * 9 =</text:p>
      <text:p text:style-name="P1">9 * 5 =</text:p>
      <text:p text:style-name="P1">5 * 9 =</text:p>
      <text:p text:style-name="P1">2 * 9 =</text:p>
      <text:p text:style-name="P1">9 * 9 =</text:p>
      <text:p text:style-name="P1">9 * 4 =</text:p>
      <text:p text:style-name="P1">4 * 9 =</text:p>
      <text:p text:style-name="P1">8 * 9 =</text:p>
      <text:p text:style-name="P1">8 * 7 =</text:p>
      <text:p text:style-name="P1">9 * 3 =</text:p>
      <text:p text:style-name="P1">4 * 8 =</text:p>
      <text:p text:style-name="P1">9 * 8 =</text:p>
      <text:p text:style-name="P1">9 * 7 =</text:p>
      <text:p text:style-name="P1"/>
      <text:p text:style-name="P1">--- ---</text:p>
      <text:p text:style-name="P1">4 * 9 =</text:p>
      <text:p text:style-name="P1">9 * 2 =</text:p>
      <text:p text:style-name="P1">7 * 9 =</text:p>
      <text:p text:style-name="P1">9 * 5 =</text:p>
      <text:p text:style-name="P1">9 * 6 =</text:p>
      <text:p text:style-name="P1">8 * 9 =</text:p>
      <text:p text:style-name="P1">3 * 9 =</text:p>
      <text:p text:style-name="P1">2 * 9 =</text:p>
      <text:p text:style-name="P1">6 * 9 =</text:p>
      <text:p text:style-name="P1">8 * 7 =</text:p>
      <text:p text:style-name="P1">9 * 3 =</text:p>
      <text:p text:style-name="P1">9 * 7 =</text:p>
      <text:p text:style-name="P1">9 * 9 =</text:p>
      <text:p text:style-name="P1">9 * 8 =</text:p>
      <text:p text:style-name="P1">4 * 8 =</text:p>
      <text:p text:style-name="P1">4 * 9 =</text:p>
      <text:p text:style-name="P1">5 * 9 =</text:p>
      <text:p text:style-name="P1">9 * 4 =</text:p>
      <text:p text:style-name="P1"/>
      <text:p text:style-name="P1">--- ---</text:p>
      <text:p text:style-name="P1">4 * 9 =</text:p>
      <text:p text:style-name="P1">9 * 7 =</text:p>
      <text:p text:style-name="P1">9 * 5 =</text:p>
      <text:p text:style-name="P1">5 * 9 =</text:p>
      <text:p text:style-name="P1">4 * 9 =</text:p>
      <text:p text:style-name="P1">9 * 3 =</text:p>
      <text:p text:style-name="P1">7 * 9 =</text:p>
      <text:p text:style-name="P1">3 * 9 =</text:p>
      <text:p text:style-name="P1">2 * 9 =</text:p>
      <text:p text:style-name="P1">9 * 9 =</text:p>
      <text:p text:style-name="P1">8 * 9 =</text:p>
      <text:p text:style-name="P1">9 * 6 =</text:p>
      <text:p text:style-name="P1">4 * 8 =</text:p>
      <text:p text:style-name="P1">9 * 4 =</text:p>
      <text:p text:style-name="P1">6 * 9 =</text:p>
      <text:p text:style-name="P1">8 * 7 =</text:p>
      <text:p text:style-name="P1">9 * 2 =<text:span text:style-name="T1">git</text:span></text:p>
      <text:p text:style-name="P1">9 * 8 =</text:p>
      <text:p text:style-name="P1"/>
      <text:p text:style-name="P1">--- ---</text:p>
      <text:p text:style-name="P1"><text:soft-page-break/>4 * 9 =</text:p>
      <text:p text:style-name="P1">9 * 9 =</text:p>
      <text:p text:style-name="P1">8 * 4 =</text:p>
      <text:p text:style-name="P1">8 * 7 =</text:p>
      <text:p text:style-name="P1">7 * 4 =</text:p>
      <text:p text:style-name="P1">6 * 9 =</text:p>
      <text:p text:style-name="P1">7 * 9 =</text:p>
      <text:p text:style-name="P1">9 * 8 =</text:p>
      <text:p text:style-name="P1">9 * 7 =</text:p>
      <text:p text:style-name="P1">8 * 6 =</text:p>
      <text:p text:style-name="P1">3 * 9 =</text:p>
      <text:p text:style-name="P1">9 * 3 =</text:p>
      <text:p text:style-name="P1">8 * 8 =</text:p>
      <text:p text:style-name="P1">9 * 4 =</text:p>
      <text:p text:style-name="P1">4 * 8 =</text:p>
      <text:p text:style-name="P1">6 * 8 =</text:p>
      <text:p text:style-name="P1">4 * 7 =</text:p>
      <text:p text:style-name="P1">7 * 8 =</text:p>
      <text:p text:style-name="P1"/>
      <text:p text:style-name="P1">--- ---</text:p>
      <text:p text:style-name="P1">8 * 7 =</text:p>
      <text:p text:style-name="P1">7 * 8 =</text:p>
      <text:p text:style-name="P1">7 * 4 =</text:p>
      <text:p text:style-name="P1">8 * 6 =</text:p>
      <text:p text:style-name="P1">6 * 9 =</text:p>
      <text:p text:style-name="P1">6 * 8 =</text:p>
      <text:p text:style-name="P1">7 * 9 =</text:p>
      <text:p text:style-name="P1">9 * 7 =</text:p>
      <text:p text:style-name="P1">9 * 4 =</text:p>
      <text:p text:style-name="P1">9 * 9 =</text:p>
      <text:p text:style-name="P1">8 * 8 =</text:p>
      <text:p text:style-name="P1">4 * 9 =</text:p>
      <text:p text:style-name="P1">3 * 9 =</text:p>
      <text:p text:style-name="P1">9 * 8 =</text:p>
      <text:p text:style-name="P1">9 * 3 =</text:p>
      <text:p text:style-name="P1">4 * 7 =</text:p>
      <text:p text:style-name="P1">4 * 8 =</text:p>
      <text:p text:style-name="P1">8 * 4 =</text:p>
      <text:p text:style-name="P1"/>
      <text:p text:style-name="P1">--- ---</text:p>
      <text:p text:style-name="P1">8 * 7 =</text:p>
      <text:p text:style-name="P1">3 * 9 =</text:p>
      <text:p text:style-name="P1">7 * 8 =</text:p>
      <text:p text:style-name="P1">9 * 3 =</text:p>
      <text:p text:style-name="P1">9 * 7 =</text:p>
      <text:p text:style-name="P1">6 * 8 =</text:p>
      <text:p text:style-name="P1">4 * 9 =</text:p>
      <text:p text:style-name="P1">9 * 8 =</text:p>
      <text:p text:style-name="P1">9 * 4 =</text:p>
      <text:p text:style-name="P1">7 * 9 =</text:p>
      <text:p text:style-name="P1">9 * 9 =</text:p>
      <text:p text:style-name="P1">8 * 8 =</text:p>
      <text:p text:style-name="P1">6 * 9 =</text:p>
      <text:p text:style-name="P1">4 * 7 =</text:p>
      <text:p text:style-name="P1">8 * 4 =</text:p>
      <text:p text:style-name="P1">8 * 6 =</text:p>
      <text:p text:style-name="P1">4 * 8 =</text:p>
      <text:p text:style-name="P1">7 * 4 =</text:p>
      <text:p text:style-name="P1"/>
      <text:p text:style-name="P1">--- ---</text:p>
      <text:p text:style-name="P1">9 * 9 =</text:p>
      <text:p text:style-name="P1">8 * 8 =</text:p>
      <text:p text:style-name="P1">3 * 9 =</text:p>
      <text:p text:style-name="P1">6 * 8 =</text:p>
      <text:p text:style-name="P1">6 * 9 =</text:p>
      <text:p text:style-name="P1">7 * 4 =</text:p>
      <text:p text:style-name="P1">4 * 8 =</text:p>
      <text:p text:style-name="P1">9 * 3 =</text:p>
      <text:p text:style-name="P1">8 * 7 =</text:p>
      <text:p text:style-name="P1">4 * 9 =</text:p>
      <text:p text:style-name="P1">8 * 4 =</text:p>
      <text:p text:style-name="P1">9 * 4 =</text:p>
      <text:p text:style-name="P1">9 * 7 =</text:p>
      <text:p text:style-name="P1">7 * 9 =</text:p>
      <text:p text:style-name="P1">9 * 8 =</text:p>
      <text:p text:style-name="P1">4 * 7 =</text:p>
      <text:p text:style-name="P1">8 * 6 =</text:p>
      <text:p text:style-name="P1">7 * 8 =</text:p>
      <text:p text:style-name="P1"/>
      <text:p text:style-name="P1">--- ---</text:p>
      <text:p text:style-name="P1">7 * 8 =</text:p>
      <text:p text:style-name="P1">4 * 7 =</text:p>
      <text:p text:style-name="P1">7 * 9 =</text:p>
      <text:p text:style-name="P1">9 * 7 =</text:p>
      <text:p text:style-name="P1">6 * 9 =</text:p>
      <text:p text:style-name="P1">8 * 7 =</text:p>
      <text:p text:style-name="P1">9 * 9 =</text:p>
      <text:p text:style-name="P1">4 * 9 =</text:p>
      <text:p text:style-name="P1">7 * 4 =</text:p>
      <text:p text:style-name="P1">8 * 6 =</text:p>
      <text:p text:style-name="P1">9 * 3 =</text:p>
      <text:p text:style-name="P1">3 * 9 =</text:p>
      <text:p text:style-name="P1">6 * 8 =</text:p>
      <text:p text:style-name="P1">9 * 4 =</text:p>
      <text:p text:style-name="P1">9 * 8 =</text:p>
      <text:p text:style-name="P1">4 * 8 =</text:p>
      <text:p text:style-name="P1">8 * 8 =</text:p>
      <text:p text:style-name="P1">8 * 4 =</text:p>
      <text:p text:style-name="P1"/>
      <text:p text:style-name="P1">--- ---</text:p>
      <text:p text:style-name="P1">9 * 4 =</text:p>
      <text:p text:style-name="P1">9 * 8 =</text:p>
      <text:p text:style-name="P1">7 * 9 =</text:p>
      <text:p text:style-name="P1">8 * 4 =</text:p>
      <text:p text:style-name="P1">8 * 8 =</text:p>
      <text:p text:style-name="P1">6 * 9 =</text:p>
      <text:p text:style-name="P1">4 * 8 =</text:p>
      <text:p text:style-name="P1">6 * 8 =</text:p>
      <text:p text:style-name="P1">9 * 9 =</text:p>
      <text:p text:style-name="P1">3 * 9 =</text:p>
      <text:p text:style-name="P1">4 * 7 =</text:p>
      <text:p text:style-name="P1">8 * 6 =</text:p>
      <text:p text:style-name="P1">8 * 7 =</text:p>
      <text:p text:style-name="P1">9 * 7 =</text:p>
      <text:p text:style-name="P1">9 * 3 =</text:p>
      <text:p text:style-name="P1">7 * 4 =</text:p>
      <text:p text:style-name="P1">4 * 9 =</text:p>
      <text:p text:style-name="P1">7 * 8 =</text:p>
      <text:p text:style-name="P1"/>
      <text:p text:style-name="P1">--- ---</text:p>
      <text:p text:style-name="P1">9 * 8 =</text:p>
      <text:p text:style-name="P1">7 * 9 =</text:p>
      <text:p text:style-name="P1">9 * 7 =</text:p>
      <text:p text:style-name="P1">4 * 7 =</text:p>
      <text:p text:style-name="P1">9 * 3 =</text:p>
      <text:p text:style-name="P1">9 * 9 =</text:p>
      <text:p text:style-name="P1">8 * 4 =</text:p>
      <text:p text:style-name="P1">7 * 8 =</text:p>
      <text:p text:style-name="P1">4 * 8 =</text:p>
      <text:p text:style-name="P1">7 * 4 =</text:p>
      <text:p text:style-name="P1">8 * 6 =</text:p>
      <text:p text:style-name="P1">8 * 8 =</text:p>
      <text:p text:style-name="P1">9 * 4 =</text:p>
      <text:p text:style-name="P1">4 * 9 =</text:p>
      <text:p text:style-name="P1">6 * 8 =</text:p>
      <text:p text:style-name="P1">8 * 7 =</text:p>
      <text:p text:style-name="P1">3 * 9 =</text:p>
      <text:p text:style-name="P1">6 * 9 =</text:p>
      <text:p text:style-name="P1"/>
      <text:p text:style-name="P1">--- ---</text:p>
      <text:p text:style-name="P1">9 * 7 =</text:p>
      <text:p text:style-name="P1">4 * 8 =</text:p>
      <text:p text:style-name="P1">9 * 8 =</text:p>
      <text:p text:style-name="P1">9 * 3 =</text:p>
      <text:p text:style-name="P1">6 * 8 =</text:p>
      <text:p text:style-name="P1">8 * 7 =</text:p>
      <text:p text:style-name="P1">4 * 7 =</text:p>
      <text:p text:style-name="P1">7 * 8 =</text:p>
      <text:p text:style-name="P1">8 * 4 =</text:p>
      <text:p text:style-name="P1">9 * 9 =</text:p>
      <text:p text:style-name="P1">3 * 9 =</text:p>
      <text:p text:style-name="P1">8 * 8 =</text:p>
      <text:p text:style-name="P1">8 * 6 =</text:p>
      <text:p text:style-name="P1">7 * 4 =</text:p>
      <text:p text:style-name="P1">9 * 4 =</text:p>
      <text:p text:style-name="P1">4 * 9 =</text:p>
      <text:p text:style-name="P1">7 * 9 =</text:p>
      <text:p text:style-name="P1">6 * 9 =</text:p>
      <text:p text:style-name="P1"/>
      <text:p text:style-name="P1">--- 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adea" svg:font-family="Caladea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496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8" fo:column-gap="0.198cm">
          <style:column-sep style:width="0.009cm" style:color="#000000" style:height="100%" style:style="dotted"/>
          <style:column style:rel-width="8191*" fo:start-indent="0cm" fo:end-indent="0.099cm"/>
          <style:column style:rel-width="8191*" fo:start-indent="0.099cm" fo:end-indent="0.099cm"/>
          <style:column style:rel-width="8191*" fo:start-indent="0.099cm" fo:end-indent="0.099cm"/>
          <style:column style:rel-width="8191*" fo:start-indent="0.099cm" fo:end-indent="0.099cm"/>
          <style:column style:rel-width="8191*" fo:start-indent="0.099cm" fo:end-indent="0.099cm"/>
          <style:column style:rel-width="8191*" fo:start-indent="0.099cm" fo:end-indent="0.099cm"/>
          <style:column style:rel-width="8191*" fo:start-indent="0.099cm" fo:end-indent="0.099cm"/>
          <style:column style:rel-width="8198*" fo:start-indent="0.0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5:52:06.554000000</meta:creation-date>
    <dc:date>2019-11-27T18:39:06.502000000</dc:date>
    <meta:editing-duration>PT1H11M10S</meta:editing-duration>
    <meta:editing-cycles>7</meta:editing-cycles>
    <meta:generator>LibreOffice/6.1.2.1$Windows_x86 LibreOffice_project/65905a128db06ba48db947242809d14d3f9a93fe</meta:generator>
    <meta:print-date>2019-11-27T18:37:28.884000000</meta:print-date>
    <meta:document-statistic meta:table-count="0" meta:image-count="0" meta:object-count="0" meta:page-count="6" meta:paragraph-count="910" meta:word-count="3548" meta:character-count="6373" meta:non-whitespace-character-count="3735"/>
  </office:meta>
</office:document-meta>
</file>